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655fab" officeooo:paragraph-rsid="00655fab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7cfed6" officeooo:paragraph-rsid="007cfed6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7ef875" officeooo:paragraph-rsid="007ef875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0865e" officeooo:paragraph-rsid="0080865e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82652e" officeooo:paragraph-rsid="0082652e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838c77" officeooo:paragraph-rsid="00838c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58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7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7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7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8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8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9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9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9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9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officeooo:rsid="00143534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font-weight="bold" officeooo:rsid="0045d7c6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fo:font-weight="bold" officeooo:rsid="007ef875" style:font-weight-asian="bold" style:font-weight-complex="bold"/>
    </style:style>
    <style:style style:name="T45" style:family="text">
      <style:text-properties officeooo:rsid="008132ec"/>
    </style:style>
    <style:style style:name="T46" style:family="text">
      <style:text-properties officeooo:rsid="00838c77"/>
    </style:style>
    <style:style style:name="T47" style:family="text">
      <style:text-properties officeooo:rsid="008549d0"/>
    </style:style>
    <style:style style:name="T48" style:family="text">
      <style:text-properties officeooo:rsid="00851d26"/>
    </style:style>
    <style:style style:name="T49" style:family="text">
      <style:text-properties officeooo:rsid="008ec556"/>
    </style:style>
    <style:style style:name="T50" style:family="text">
      <style:text-properties officeooo:rsid="00908bd7"/>
    </style:style>
    <style:style style:name="T51" style:family="text">
      <style:text-properties officeooo:rsid="0091c444"/>
    </style:style>
    <style:style style:name="T52" style:family="text">
      <style:text-properties officeooo:rsid="0092b30a"/>
    </style:style>
    <style:style style:name="T53" style:family="text">
      <style:text-properties officeooo:rsid="00944055"/>
    </style:style>
    <style:style style:name="T54" style:family="text">
      <style:text-properties officeooo:rsid="00961a38"/>
    </style:style>
    <style:style style:name="T55" style:family="text">
      <style:text-properties officeooo:rsid="0097e594"/>
    </style:style>
    <style:style style:name="T56" style:family="text">
      <style:text-properties officeooo:rsid="00989930"/>
    </style:style>
    <style:style style:name="T57" style:family="text">
      <style:text-properties officeooo:rsid="009d417b"/>
    </style:style>
    <style:style style:name="T58" style:family="text">
      <style:text-properties fo:font-weight="bold" officeooo:rsid="00abcd0b" style:font-weight-asian="bold" style:font-weight-complex="bold"/>
    </style:style>
    <style:style style:name="T59" style:family="text">
      <style:text-properties officeooo:rsid="00a97477"/>
    </style:style>
    <style:style style:name="T60" style:family="text">
      <style:text-properties officeooo:rsid="00a9e98b"/>
    </style:style>
    <style:style style:name="T61" style:family="text">
      <style:text-properties officeooo:rsid="00a962c0"/>
    </style:style>
    <style:style style:name="T62" style:family="text">
      <style:text-properties officeooo:rsid="00a87841"/>
    </style:style>
    <style:style style:name="T63" style:family="text">
      <style:text-properties officeooo:rsid="00a58db4"/>
    </style:style>
    <style:style style:name="T64" style:family="text">
      <style:text-properties officeooo:rsid="00a51411"/>
    </style:style>
    <style:style style:name="T65" style:family="text">
      <style:text-properties officeooo:rsid="00a34cf7"/>
    </style:style>
    <style:style style:name="T66" style:family="text">
      <style:text-properties officeooo:rsid="00a22dc3"/>
    </style:style>
    <style:style style:name="T67" style:family="text">
      <style:text-properties officeooo:rsid="00a22c96"/>
    </style:style>
    <style:style style:name="T68" style:family="text">
      <style:text-properties officeooo:rsid="00a1016e"/>
    </style:style>
    <style:style style:name="T69" style:family="text">
      <style:text-properties fo:font-weight="bold" officeooo:rsid="00afc1ff" style:font-weight-asian="bold" style:font-weight-complex="bold"/>
    </style:style>
    <style:style style:name="T70" style:family="text">
      <style:text-properties officeooo:rsid="00b04dce"/>
    </style:style>
    <style:style style:name="T71" style:family="text">
      <style:text-properties officeooo:rsid="00b1ad50"/>
    </style:style>
    <style:style style:name="T72" style:family="text">
      <style:text-properties officeooo:rsid="00b4e616"/>
    </style:style>
    <style:style style:name="T73" style:family="text">
      <style:text-properties officeooo:rsid="00b55231"/>
    </style:style>
    <style:style style:name="T74" style:family="text">
      <style:text-properties officeooo:rsid="00b691b6"/>
    </style:style>
    <style:style style:name="T75" style:family="text">
      <style:text-properties officeooo:rsid="00b7602f"/>
    </style:style>
    <style:style style:name="T76" style:family="text">
      <style:text-properties officeooo:rsid="00b88705"/>
    </style:style>
    <style:style style:name="T77" style:family="text">
      <style:text-properties fo:font-weight="bold" officeooo:rsid="00be6041" style:font-weight-asian="bold" style:font-weight-complex="bold"/>
    </style:style>
    <style:style style:name="T78" style:family="text">
      <style:text-properties officeooo:rsid="00c02500"/>
    </style:style>
    <style:style style:name="T79" style:family="text">
      <style:text-properties officeooo:rsid="00c1945a"/>
    </style:style>
    <style:style style:name="T80" style:family="text">
      <style:text-properties officeooo:rsid="00c3876d"/>
    </style:style>
    <style:style style:name="T81" style:family="text">
      <style:text-properties officeooo:rsid="00c3a9c7"/>
    </style:style>
    <style:style style:name="T82" style:family="text">
      <style:text-properties officeooo:rsid="00c4e7da"/>
    </style:style>
    <style:style style:name="T83" style:family="text">
      <style:text-properties officeooo:rsid="00c7afe5"/>
    </style:style>
    <style:style style:name="T84" style:family="text">
      <style:text-properties officeooo:rsid="00c833cb"/>
    </style:style>
    <style:style style:name="T85" style:family="text">
      <style:text-properties officeooo:rsid="00c97b30"/>
    </style:style>
    <style:style style:name="T86" style:family="text">
      <style:text-properties officeooo:rsid="00c9f467"/>
    </style:style>
    <style:style style:name="T87" style:family="text">
      <style:text-properties officeooo:rsid="00cb0f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__</text:p>
      <text:p text:style-name="P42"><text:soft-page-break/><text:span text:style-name="T2">Use Case:</text:span> <text:span text:style-name="T44">Logout</text:span></text:p>
      <text:p text:style-name="P43"><text:span text:style-name="T2">Input:</text:span> None</text:p>
      <text:p text:style-name="P43"><text:span text:style-name="T2">Output:</text:span> None</text:p>
      <text:p text:style-name="P44">1. <text:span text:style-name="T45">User clicks on the logout link.</text:span></text:p>
      <text:p text:style-name="P45">2. <text:span text:style-name="T46">System invalid</text:span><text:span text:style-name="T47">ates</text:span><text:span text:style-name="T46"> user’s session state.</text:span></text:p>
      <text:p text:style-name="P46">3. <text:span text:style-name="T48">System displays the home page.</text:span></text:p>
      <text:p text:style-name="P47">____________________________________________________________</text:p>
      <text:p text:style-name="P48"><text:span text:style-name="T2">Use Case:</text:span> <text:span text:style-name="T33">Deactivate Admin</text:span></text:p>
      <text:p text:style-name="P48"><text:span text:style-name="T2">Input:</text:span> The admin’s username or system ID.</text:p>
      <text:p text:style-name="P49"><text:span text:style-name="T2">Output:</text:span> A message indicating that the deletion was successful or failed.</text:p>
      <text:p text:style-name="P50">1. <text:span text:style-name="T49">Admin </text:span><text:span text:style-name="T50">clicks on a link/button to view existing admins.</text:span></text:p>
      <text:p text:style-name="P51">2. <text:span text:style-name="T51">System displays a page showing existing admins.</text:span></text:p>
      <text:p text:style-name="P52">3. <text:span text:style-name="T52">Admin searches for an admin with the given username or system ID.</text:span></text:p>
      <text:p text:style-name="P53">4. <text:span text:style-name="T53">System returns </text:span><text:span text:style-name="T54">a record of that admin.</text:span></text:p>
      <text:p text:style-name="P54">5. <text:span text:style-name="T55">Admin clicks on the deactivate button to deactivate the admin.</text:span></text:p>
      <text:p text:style-name="P55">6. <text:span text:style-name="T56">System deactivates the chosen admin.</text:span></text:p>
      <text:p text:style-name="P56">7. System displays a message indicating that the operation is successful.</text:p>
      <text:p text:style-name="P56"/>
      <text:p text:style-name="P57">Extensions</text:p>
      <text:p text:style-name="P57"><text:span text:style-name="T57">3</text:span>a. Admin Not Found</text:p>
      <text:list text:style-name="L3">
        <text:list-item>
          <text:p text:style-name="P58">System informs the admin that no such admin exists.</text:p>
        </text:list-item>
        <text:list-item>
          <text:p text:style-name="P59">Admin can correct the username or system ID or cancel.</text:p>
        </text:list-item>
      </text:list>
      <text:p text:style-name="P60">____________________________________________________________</text:p>
      <text:p text:style-name="P61"><text:span text:style-name="T2">Use Case:</text:span> <text:span text:style-name="T33">Deactivate </text:span><text:span text:style-name="T58">Staff Member</text:span></text:p>
      <text:p text:style-name="P61"><text:span text:style-name="T2">Input:</text:span> The <text:span text:style-name="T59">staff member’</text:span><text:span text:style-name="T60">s</text:span> username or system ID.</text:p>
      <text:p text:style-name="P62"><text:span text:style-name="T2">Output:</text:span> A message indicating that the deletion was successful or failed.</text:p>
      <text:p text:style-name="P63"><text:soft-page-break/>1. <text:span text:style-name="T49">Admin </text:span><text:span text:style-name="T50">clicks on a link/button to view existing </text:span><text:span text:style-name="T61">staff members</text:span><text:span text:style-name="T50">.</text:span></text:p>
      <text:p text:style-name="P64">2. <text:span text:style-name="T51">System displays a page showing existing </text:span><text:span text:style-name="T62">staff members</text:span><text:span text:style-name="T51">.</text:span></text:p>
      <text:p text:style-name="P65">3. <text:span text:style-name="T52">Admin searches for a </text:span><text:span text:style-name="T63">staff member</text:span><text:span text:style-name="T52"> with the given username or system ID.</text:span></text:p>
      <text:p text:style-name="P66">4. <text:span text:style-name="T53">System returns </text:span><text:span text:style-name="T54">a record of that </text:span><text:span text:style-name="T64">staff member</text:span><text:span text:style-name="T54">.</text:span></text:p>
      <text:p text:style-name="P67">5. <text:span text:style-name="T55">Admin clicks on the deactivate button to deactivate the </text:span><text:span text:style-name="T65">staff member</text:span><text:span text:style-name="T55">.</text:span></text:p>
      <text:p text:style-name="P68">6. <text:span text:style-name="T56">System deactivates the chosen </text:span><text:span text:style-name="T66">staff member</text:span><text:span text:style-name="T56">.</text:span></text:p>
      <text:p text:style-name="P69">7. System displays a message indicating that the operation is successful.</text:p>
      <text:p text:style-name="P69"/>
      <text:p text:style-name="P70">Extensions</text:p>
      <text:p text:style-name="P70"><text:span text:style-name="T57">3</text:span>a. <text:span text:style-name="T67">Staff Member</text:span> Not Found</text:p>
      <text:list text:continue-numbering="true" text:style-name="L3">
        <text:list-item>
          <text:p text:style-name="P71">System informs the admin that no such <text:span text:style-name="T68">staff member</text:span> exists.</text:p>
        </text:list-item>
        <text:list-item>
          <text:p text:style-name="P72">Admin can correct the username or system ID or cancel.</text:p>
        </text:list-item>
      </text:list>
      <text:p text:style-name="P73">____________________________________________________________</text:p>
      <text:p text:style-name="P74"><text:span text:style-name="T2">Use Case:</text:span> <text:span text:style-name="T69">View Admin</text:span></text:p>
      <text:p text:style-name="P75"><text:span text:style-name="T2">Input:</text:span> <text:span text:style-name="T70">An admin’s username or system ID.</text:span></text:p>
      <text:p text:style-name="P76"><text:span text:style-name="T2">Output:</text:span> <text:span text:style-name="T71">An admin’s data.</text:span></text:p>
      <text:p text:style-name="P77">1. <text:span text:style-name="T72">Admin </text:span><text:span text:style-name="T73">clicks a link/button to view existing admins.</text:span></text:p>
      <text:p text:style-name="P78">2. System displays existing admins.</text:p>
      <text:p text:style-name="P78">3. <text:span text:style-name="T74">Admin searches for the admin with the given username or system ID.</text:span></text:p>
      <text:p text:style-name="P79">4. <text:span text:style-name="T75">System returns a record with the admin’s data.</text:span></text:p>
      <text:p text:style-name="P80">5. <text:span text:style-name="T76">System displays the admin’s data.</text:span></text:p>
      <text:p text:style-name="P80"/>
      <text:p text:style-name="P81">Extensions</text:p>
      <text:p text:style-name="P82">3a. Admin Not Found</text:p>
      <text:list text:style-name="L4">
        <text:list-item>
          <text:p text:style-name="P83">System informs the admin that not such admin exists.</text:p>
        </text:list-item>
        <text:list-item>
          <text:p text:style-name="P84"><text:soft-page-break/>Admin can correct username or system ID or cancel.</text:p>
        </text:list-item>
      </text:list>
      <text:p text:style-name="P85">____________________________________________________________</text:p>
      <text:p text:style-name="P86"><text:span text:style-name="T2">Use Case:</text:span> <text:span text:style-name="T69">View </text:span><text:span text:style-name="T77">Staff Member</text:span></text:p>
      <text:p text:style-name="P87"><text:span text:style-name="T2">Input:</text:span> <text:span text:style-name="T70">A </text:span><text:span text:style-name="T78">staff member’</text:span><text:span text:style-name="T79">s</text:span><text:span text:style-name="T70"> username or system ID.</text:span></text:p>
      <text:p text:style-name="P88"><text:span text:style-name="T2">Output:</text:span> <text:span text:style-name="T71">A </text:span><text:span text:style-name="T80">staff member’s</text:span><text:span text:style-name="T71"> data.</text:span></text:p>
      <text:p text:style-name="P89">1. <text:span text:style-name="T72">Admin </text:span><text:span text:style-name="T73">clicks a link/button to view existing </text:span><text:span text:style-name="T81">staff members</text:span><text:span text:style-name="T73">.</text:span></text:p>
      <text:p text:style-name="P90">2. System displays existing <text:span text:style-name="T82">staff members</text:span>.</text:p>
      <text:p text:style-name="P90">3. <text:span text:style-name="T74">Admin searches for </text:span><text:span text:style-name="T83">the staff ,member</text:span><text:span text:style-name="T74"> with the given username or system ID.</text:span></text:p>
      <text:p text:style-name="P91">4. <text:span text:style-name="T75">System returns a record with the </text:span><text:span text:style-name="T84">staff member’s</text:span><text:span text:style-name="T75"> data.</text:span></text:p>
      <text:p text:style-name="P92">5. <text:span text:style-name="T76">System displays the </text:span><text:span text:style-name="T85">staff member’s</text:span><text:span text:style-name="T76"> data.</text:span></text:p>
      <text:p text:style-name="P92"/>
      <text:p text:style-name="P93">Extensions</text:p>
      <text:p text:style-name="P94">3a. <text:span text:style-name="T86">Staff Member</text:span> Not Found</text:p>
      <text:list text:continue-numbering="true" text:style-name="L4">
        <text:list-item>
          <text:p text:style-name="P95">System informs the admin that not such <text:span text:style-name="T87">staff member</text:span> exists.</text:p>
        </text:list-item>
        <text:list-item>
          <text:p text:style-name="P96">Admin can correct username or system ID or cancel.</text:p>
        </text:list-item>
      </text:list>
      <text:p text:style-name="P97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8T15:12:31.923420093</dc:date>
    <meta:editing-duration>PT1H16M33S</meta:editing-duration>
    <meta:editing-cycles>163</meta:editing-cycles>
    <meta:generator>LibreOffice/25.8.3.2$Linux_X86_64 LibreOffice_project/580$Build-2</meta:generator>
    <meta:print-date>2025-11-28T14:19:35.967833490</meta:print-date>
    <meta:document-statistic meta:table-count="0" meta:image-count="0" meta:object-count="0" meta:page-count="5" meta:paragraph-count="107" meta:word-count="810" meta:character-count="5130" meta:non-whitespace-character-count="4441"/>
  </office:meta>
</office:document-meta>
</file>